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#FF3333"/>
    </style:style>
    <style:style style:name="ce5" style:family="table-cell" style:parent-style-name="Default" style:data-style-name="N0">
      <style:table-cell-properties fo:background-color="#FFE699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number-columns-spanned="2" table:number-rows-spanned="1" table:style-name="ce6">
            <text:p>Блокфлейта 1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Блокфлейта 2</text:p>
          </table:table-cell>
          <table:covered-table-cell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L_real, sm</text:p>
          </table:table-cell>
          <table:table-cell table:number-columns-repeated="2" table:style-name="ce1"/>
          <table:table-cell office:value-type="string" table:style-name="ce1">
            <text:p>L_real, s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DO2</text:p>
          </table:table-cell>
          <table:table-cell office:value-type="float" office:value="28.4" table:style-name="ce1">
            <text:p>28,4</text:p>
          </table:table-cell>
          <table:table-cell office:value-type="float" office:value="521" table:style-name="ce1">
            <text:p>521</text:p>
          </table:table-cell>
          <table:table-cell office:value-type="string" table:style-name="ce2">
            <text:p>DO2</text:p>
          </table:table-cell>
          <table:table-cell office:value-type="float" office:value="28.3" table:style-name="ce1">
            <text:p>28,3</text:p>
          </table:table-cell>
          <table:table-cell office:value-type="float" office:value="527" table:style-name="ce1">
            <text:p>527</text:p>
          </table:table-cell>
          <table:table-cell office:value-type="float" office:value="0.33051823416506715" table:formula="of:=344.4/2/[.C3]" table:style-name="ce3">
            <text:p>0,331</text:p>
          </table:table-cell>
          <table:table-cell office:value-type="float" office:value="0.28399999999999997" table:formula="of:=[.B3]/100" table:style-name="ce1">
            <text:p>0,284</text:p>
          </table:table-cell>
          <table:table-cell office:value-type="float" office:value="521" table:style-name="ce1">
            <text:p>521</text:p>
          </table:table-cell>
          <table:table-cell office:value-type="float" office:value="606.33802816901414" table:formula="of:=344.4/2/[.H3]" table:style-name="ce1">
            <text:p>606,3380282</text:p>
          </table:table-cell>
          <table:table-cell table:style-name="ce1"/>
          <table:table-cell office:value-type="float" office:value="0.28300000000000003" table:formula="of:=[.E3]/100" table:style-name="ce1">
            <text:p>0,283</text:p>
          </table:table-cell>
          <table:table-cell office:value-type="float" office:value="527" table:style-name="ce1">
            <text:p>527</text:p>
          </table:table-cell>
          <table:table-cell office:value-type="float" office:value="608.48056537102468" table:formula="of:=344.4/2/[.L3]" table:style-name="ce1">
            <text:p>608,4805654</text:p>
          </table:table-cell>
          <table:table-cell table:style-name="ce1"/>
          <table:table-cell office:value-type="float" office:value="0.28399999999999997" table:formula="of:=[.B3]/100" table:style-name="ce1">
            <text:p>0,284</text:p>
          </table:table-cell>
          <table:table-cell office:value-type="float" office:value="1.9193857965451055E-3" table:formula="of:=1/[.I3]" table:style-name="ce1">
            <text:p>0,001919386</text:p>
          </table:table-cell>
          <table:table-cell table:style-name="ce1"/>
          <table:table-cell office:value-type="float" office:value="0.28300000000000003" table:formula="of:=[.E3]/100" table:style-name="ce1">
            <text:p>0,283</text:p>
          </table:table-cell>
          <table:table-cell office:value-type="float" office:value="1.8975332068311196E-3" table:formula="of:=1/[.M3]" table:style-name="ce1">
            <text:p>0,001897533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RE2</text:p>
          </table:table-cell>
          <table:table-cell office:value-type="float" office:value="23.3" table:style-name="ce1">
            <text:p>23,3</text:p>
          </table:table-cell>
          <table:table-cell office:value-type="float" office:value="586" table:style-name="ce1">
            <text:p>586</text:p>
          </table:table-cell>
          <table:table-cell office:value-type="string" table:style-name="ce2">
            <text:p>RE2</text:p>
          </table:table-cell>
          <table:table-cell office:value-type="float" office:value="23.6" table:style-name="ce1">
            <text:p>23,6</text:p>
          </table:table-cell>
          <table:table-cell office:value-type="float" office:value="586" table:style-name="ce1">
            <text:p>586</text:p>
          </table:table-cell>
          <table:table-cell office:value-type="float" office:value="0.29385665529010235" table:formula="of:=344.4/2/[.C4]" table:style-name="ce3">
            <text:p>0,294</text:p>
          </table:table-cell>
          <table:table-cell office:value-type="float" office:value="0.23300000000000001" table:formula="of:=[.B4]/100" table:style-name="ce1">
            <text:p>0,233</text:p>
          </table:table-cell>
          <table:table-cell office:value-type="float" office:value="586" table:style-name="ce1">
            <text:p>586</text:p>
          </table:table-cell>
          <table:table-cell office:value-type="float" office:value="739.05579399141618" table:formula="of:=344.4/2/[.H4]" table:style-name="ce1">
            <text:p>739,055794</text:p>
          </table:table-cell>
          <table:table-cell table:style-name="ce1"/>
          <table:table-cell office:value-type="float" office:value="0.23600000000000002" table:formula="of:=[.E4]/100" table:style-name="ce1">
            <text:p>0,236</text:p>
          </table:table-cell>
          <table:table-cell office:value-type="float" office:value="586" table:style-name="ce1">
            <text:p>586</text:p>
          </table:table-cell>
          <table:table-cell office:value-type="float" office:value="729.66101694915244" table:formula="of:=344.4/2/[.L4]" table:style-name="ce1">
            <text:p>729,6610169</text:p>
          </table:table-cell>
          <table:table-cell table:style-name="ce1"/>
          <table:table-cell office:value-type="float" office:value="0.23300000000000001" table:formula="of:=[.B4]/100" table:style-name="ce1">
            <text:p>0,233</text:p>
          </table:table-cell>
          <table:table-cell office:value-type="float" office:value="1.7064846416382253E-3" table:formula="of:=1/[.I4]" table:style-name="ce1">
            <text:p>0,001706485</text:p>
          </table:table-cell>
          <table:table-cell table:style-name="ce1"/>
          <table:table-cell office:value-type="float" office:value="0.23600000000000002" table:formula="of:=[.E4]/100" table:style-name="ce1">
            <text:p>0,236</text:p>
          </table:table-cell>
          <table:table-cell office:value-type="float" office:value="1.7064846416382253E-3" table:formula="of:=1/[.M4]" table:style-name="ce1">
            <text:p>0,001706485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MI2</text:p>
          </table:table-cell>
          <table:table-cell office:value-type="float" office:value="20.399999999999999" table:style-name="ce1">
            <text:p>20,4</text:p>
          </table:table-cell>
          <table:table-cell office:value-type="float" office:value="662" table:style-name="ce1">
            <text:p>662</text:p>
          </table:table-cell>
          <table:table-cell office:value-type="string" table:style-name="ce2">
            <text:p>MI2</text:p>
          </table:table-cell>
          <table:table-cell office:value-type="float" office:value="20.8" table:style-name="ce1">
            <text:p>20,8</text:p>
          </table:table-cell>
          <table:table-cell office:value-type="float" office:value="662" table:style-name="ce1">
            <text:p>662</text:p>
          </table:table-cell>
          <table:table-cell office:value-type="float" office:value="0.26012084592145013" table:formula="of:=344.4/2/[.C5]" table:style-name="ce3">
            <text:p>0,260</text:p>
          </table:table-cell>
          <table:table-cell office:value-type="float" office:value="0.20399999999999999" table:formula="of:=[.B5]/100" table:style-name="ce1">
            <text:p>0,204</text:p>
          </table:table-cell>
          <table:table-cell office:value-type="float" office:value="662" table:style-name="ce1">
            <text:p>662</text:p>
          </table:table-cell>
          <table:table-cell office:value-type="float" office:value="844.11764705882354" table:formula="of:=344.4/2/[.H5]" table:style-name="ce1">
            <text:p>844,1176471</text:p>
          </table:table-cell>
          <table:table-cell table:style-name="ce1"/>
          <table:table-cell office:value-type="float" office:value="0.20800000000000002" table:formula="of:=[.E5]/100" table:style-name="ce1">
            <text:p>0,208</text:p>
          </table:table-cell>
          <table:table-cell office:value-type="float" office:value="662" table:style-name="ce1">
            <text:p>662</text:p>
          </table:table-cell>
          <table:table-cell office:value-type="float" office:value="827.88461538461524" table:formula="of:=344.4/2/[.L5]" table:style-name="ce1">
            <text:p>827,8846154</text:p>
          </table:table-cell>
          <table:table-cell table:style-name="ce1"/>
          <table:table-cell office:value-type="float" office:value="0.20399999999999999" table:formula="of:=[.B5]/100" table:style-name="ce1">
            <text:p>0,204</text:p>
          </table:table-cell>
          <table:table-cell office:value-type="float" office:value="1.5105740181268882E-3" table:formula="of:=1/[.I5]" table:style-name="ce1">
            <text:p>0,001510574</text:p>
          </table:table-cell>
          <table:table-cell table:style-name="ce1"/>
          <table:table-cell office:value-type="float" office:value="0.20800000000000002" table:formula="of:=[.E5]/100" table:style-name="ce1">
            <text:p>0,208</text:p>
          </table:table-cell>
          <table:table-cell office:value-type="float" office:value="1.5105740181268882E-3" table:formula="of:=1/[.M5]" table:style-name="ce1">
            <text:p>0,001510574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FA2</text:p>
          </table:table-cell>
          <table:table-cell office:value-type="float" office:value="18.5" table:style-name="ce1">
            <text:p>18,5</text:p>
          </table:table-cell>
          <table:table-cell office:value-type="float" office:value="697" table:style-name="ce1">
            <text:p>697</text:p>
          </table:table-cell>
          <table:table-cell office:value-type="string" table:style-name="ce2">
            <text:p>FA2</text:p>
          </table:table-cell>
          <table:table-cell office:value-type="float" office:value="18.7" table:style-name="ce1">
            <text:p>18,7</text:p>
          </table:table-cell>
          <table:table-cell office:value-type="float" office:value="697" table:style-name="ce1">
            <text:p>697</text:p>
          </table:table-cell>
          <table:table-cell office:value-type="float" office:value="0.24705882352941175" table:formula="of:=344.4/2/[.C6]" table:style-name="ce3">
            <text:p>0,247</text:p>
          </table:table-cell>
          <table:table-cell office:value-type="float" office:value="0.185" table:formula="of:=[.B6]/100" table:style-name="ce1">
            <text:p>0,185</text:p>
          </table:table-cell>
          <table:table-cell office:value-type="float" office:value="697" table:style-name="ce1">
            <text:p>697</text:p>
          </table:table-cell>
          <table:table-cell office:value-type="float" office:value="930.81081081081072" table:formula="of:=344.4/2/[.H6]" table:style-name="ce1">
            <text:p>930,8108108</text:p>
          </table:table-cell>
          <table:table-cell table:style-name="ce1"/>
          <table:table-cell office:value-type="float" office:value="0.187" table:formula="of:=[.E6]/100" table:style-name="ce1">
            <text:p>0,187</text:p>
          </table:table-cell>
          <table:table-cell office:value-type="float" office:value="697" table:style-name="ce1">
            <text:p>697</text:p>
          </table:table-cell>
          <table:table-cell office:value-type="float" office:value="920.85561497326194" table:formula="of:=344.4/2/[.L6]" table:style-name="ce1">
            <text:p>920,855615</text:p>
          </table:table-cell>
          <table:table-cell table:style-name="ce1"/>
          <table:table-cell office:value-type="float" office:value="0.185" table:formula="of:=[.B6]/100" table:style-name="ce1">
            <text:p>0,185</text:p>
          </table:table-cell>
          <table:table-cell office:value-type="float" office:value="1.4347202295552368E-3" table:formula="of:=1/[.I6]" table:style-name="ce1">
            <text:p>0,00143472</text:p>
          </table:table-cell>
          <table:table-cell table:style-name="ce1"/>
          <table:table-cell office:value-type="float" office:value="0.187" table:formula="of:=[.E6]/100" table:style-name="ce1">
            <text:p>0,187</text:p>
          </table:table-cell>
          <table:table-cell office:value-type="float" office:value="1.4347202295552368E-3" table:formula="of:=1/[.M6]" table:style-name="ce1">
            <text:p>0,00143472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SOL2</text:p>
          </table:table-cell>
          <table:table-cell office:value-type="float" office:value="16.2" table:style-name="ce1">
            <text:p>16,2</text:p>
          </table:table-cell>
          <table:table-cell office:value-type="float" office:value="785" table:style-name="ce1">
            <text:p>785</text:p>
          </table:table-cell>
          <table:table-cell office:value-type="string" table:style-name="ce2">
            <text:p>SOL2</text:p>
          </table:table-cell>
          <table:table-cell office:value-type="float" office:value="16.399999999999999" table:style-name="ce1">
            <text:p>16,4</text:p>
          </table:table-cell>
          <table:table-cell office:value-type="float" office:value="785" table:style-name="ce1">
            <text:p>785</text:p>
          </table:table-cell>
          <table:table-cell office:value-type="float" office:value="0.21936305732484074" table:formula="of:=344.4/2/[.C7]" table:style-name="ce3">
            <text:p>0,219</text:p>
          </table:table-cell>
          <table:table-cell office:value-type="float" office:value="0.16200000000000001" table:formula="of:=[.B7]/100" table:style-name="ce1">
            <text:p>0,162</text:p>
          </table:table-cell>
          <table:table-cell office:value-type="float" office:value="785" table:style-name="ce1">
            <text:p>785</text:p>
          </table:table-cell>
          <table:table-cell office:value-type="float" office:value="1062.9629629629628" table:formula="of:=344.4/2/[.H7]" table:style-name="ce1">
            <text:p>1062,962963</text:p>
          </table:table-cell>
          <table:table-cell table:style-name="ce1"/>
          <table:table-cell office:value-type="float" office:value="0.16399999999999998" table:formula="of:=[.E7]/100" table:style-name="ce1">
            <text:p>0,164</text:p>
          </table:table-cell>
          <table:table-cell office:value-type="float" office:value="785" table:style-name="ce1">
            <text:p>785</text:p>
          </table:table-cell>
          <table:table-cell office:value-type="float" office:value="1050" table:formula="of:=344.4/2/[.L7]" table:style-name="ce1">
            <text:p>1050</text:p>
          </table:table-cell>
          <table:table-cell table:style-name="ce1"/>
          <table:table-cell office:value-type="float" office:value="0.16200000000000001" table:formula="of:=[.B7]/100" table:style-name="ce1">
            <text:p>0,162</text:p>
          </table:table-cell>
          <table:table-cell office:value-type="float" office:value="1.2738853503184713E-3" table:formula="of:=1/[.I7]" table:style-name="ce1">
            <text:p>0,001273885</text:p>
          </table:table-cell>
          <table:table-cell table:style-name="ce1"/>
          <table:table-cell office:value-type="float" office:value="0.16399999999999998" table:formula="of:=[.E7]/100" table:style-name="ce1">
            <text:p>0,164</text:p>
          </table:table-cell>
          <table:table-cell office:value-type="float" office:value="1.2738853503184713E-3" table:formula="of:=1/[.M7]" table:style-name="ce1">
            <text:p>0,001273885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LA2</text:p>
          </table:table-cell>
          <table:table-cell office:value-type="float" office:value="13.8" table:style-name="ce1">
            <text:p>13,8</text:p>
          </table:table-cell>
          <table:table-cell office:value-type="float" office:value="879" table:style-name="ce1">
            <text:p>879</text:p>
          </table:table-cell>
          <table:table-cell office:value-type="string" table:style-name="ce2">
            <text:p>LA2</text:p>
          </table:table-cell>
          <table:table-cell office:value-type="float" office:value="14.2" table:style-name="ce1">
            <text:p>14,2</text:p>
          </table:table-cell>
          <table:table-cell office:value-type="float" office:value="879" table:style-name="ce1">
            <text:p>879</text:p>
          </table:table-cell>
          <table:table-cell office:value-type="float" office:value="0.19590443686006825" table:formula="of:=344.4/2/[.C8]" table:style-name="ce3">
            <text:p>0,196</text:p>
          </table:table-cell>
          <table:table-cell office:value-type="float" office:value="0.13800000000000001" table:formula="of:=[.B8]/100" table:style-name="ce1">
            <text:p>0,138</text:p>
          </table:table-cell>
          <table:table-cell office:value-type="float" office:value="879" table:style-name="ce1">
            <text:p>879</text:p>
          </table:table-cell>
          <table:table-cell office:value-type="float" office:value="1247.8260869565215" table:formula="of:=344.4/2/[.H8]" table:style-name="ce1">
            <text:p>1247,826087</text:p>
          </table:table-cell>
          <table:table-cell table:style-name="ce1"/>
          <table:table-cell office:value-type="float" office:value="0.14199999999999999" table:formula="of:=[.E8]/100" table:style-name="ce1">
            <text:p>0,142</text:p>
          </table:table-cell>
          <table:table-cell office:value-type="float" office:value="879" table:style-name="ce1">
            <text:p>879</text:p>
          </table:table-cell>
          <table:table-cell office:value-type="float" office:value="1212.6760563380283" table:formula="of:=344.4/2/[.L8]" table:style-name="ce1">
            <text:p>1212,676056</text:p>
          </table:table-cell>
          <table:table-cell table:style-name="ce1"/>
          <table:table-cell office:value-type="float" office:value="0.13800000000000001" table:formula="of:=[.B8]/100" table:style-name="ce1">
            <text:p>0,138</text:p>
          </table:table-cell>
          <table:table-cell office:value-type="float" office:value="1.1376564277588168E-3" table:formula="of:=1/[.I8]" table:style-name="ce1">
            <text:p>0,001137656</text:p>
          </table:table-cell>
          <table:table-cell table:style-name="ce1"/>
          <table:table-cell office:value-type="float" office:value="0.14199999999999999" table:formula="of:=[.E8]/100" table:style-name="ce1">
            <text:p>0,142</text:p>
          </table:table-cell>
          <table:table-cell office:value-type="float" office:value="1.1376564277588168E-3" table:formula="of:=1/[.M8]" table:style-name="ce1">
            <text:p>0,001137656</text:p>
          </table:table-cell>
          <table:table-cell table:number-columns-repeated="16364"/>
        </table:table-row>
        <table:table-row table:style-name="ro1">
          <table:table-cell office:value-type="string" table:style-name="ce2">
            <text:p>SI2</text:p>
          </table:table-cell>
          <table:table-cell office:value-type="float" office:value="11.4" table:style-name="ce1">
            <text:p>11,4</text:p>
          </table:table-cell>
          <table:table-cell office:value-type="float" office:value="990" table:style-name="ce1">
            <text:p>990</text:p>
          </table:table-cell>
          <table:table-cell office:value-type="string" table:style-name="ce2">
            <text:p>SI2</text:p>
          </table:table-cell>
          <table:table-cell office:value-type="float" office:value="12" table:style-name="ce1">
            <text:p>12</text:p>
          </table:table-cell>
          <table:table-cell office:value-type="float" office:value="984" table:style-name="ce1">
            <text:p>984</text:p>
          </table:table-cell>
          <table:table-cell office:value-type="float" office:value="0.17393939393939392" table:formula="of:=344.4/2/[.C9]" table:style-name="ce3">
            <text:p>0,174</text:p>
          </table:table-cell>
          <table:table-cell office:value-type="float" office:value="0.114" table:formula="of:=[.B9]/100" table:style-name="ce1">
            <text:p>0,114</text:p>
          </table:table-cell>
          <table:table-cell office:value-type="float" office:value="990" table:style-name="ce1">
            <text:p>990</text:p>
          </table:table-cell>
          <table:table-cell office:value-type="float" office:value="1510.5263157894735" table:formula="of:=344.4/2/[.H9]" table:style-name="ce1">
            <text:p>1510,526316</text:p>
          </table:table-cell>
          <table:table-cell table:style-name="ce1"/>
          <table:table-cell office:value-type="float" office:value="0.12" table:formula="of:=[.E9]/100" table:style-name="ce1">
            <text:p>0,12</text:p>
          </table:table-cell>
          <table:table-cell office:value-type="float" office:value="984" table:style-name="ce1">
            <text:p>984</text:p>
          </table:table-cell>
          <table:table-cell office:value-type="float" office:value="1435" table:formula="of:=344.4/2/[.L9]" table:style-name="ce1">
            <text:p>1435</text:p>
          </table:table-cell>
          <table:table-cell table:style-name="ce1"/>
          <table:table-cell office:value-type="float" office:value="0.114" table:formula="of:=[.B9]/100" table:style-name="ce1">
            <text:p>0,114</text:p>
          </table:table-cell>
          <table:table-cell office:value-type="float" office:value="1.0101010101010101E-3" table:formula="of:=1/[.I9]" table:style-name="ce1">
            <text:p>0,001010101</text:p>
          </table:table-cell>
          <table:table-cell table:style-name="ce1"/>
          <table:table-cell office:value-type="float" office:value="0.12" table:formula="of:=[.E9]/100" table:style-name="ce1">
            <text:p>0,12</text:p>
          </table:table-cell>
          <table:table-cell office:value-type="float" office:value="1.0162601626016261E-3" table:formula="of:=1/[.M9]" table:style-name="ce1">
            <text:p>0,00101626</text:p>
          </table:table-cell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2" table:style-name="ce7">
            <text:p>Поперечная флейта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covered-table-cell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_real, sm</text:p>
          </table:table-cell>
          <table:table-cell table:number-columns-repeated="2" table:style-name="ce1"/>
          <table:table-cell office:value-type="string" table:style-name="ce1">
            <text:p>L_real, sm</text:p>
          </table:table-cell>
          <table:table-cell table:number-columns-repeated="2" table:style-name="ce1"/>
          <table:table-cell office:value-type="string" table:style-name="ce1">
            <text:p>L_real, sm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O</text:p>
          </table:table-cell>
          <table:table-cell office:value-type="float" office:value="65.7" table:style-name="ce1">
            <text:p>65,7</text:p>
          </table:table-cell>
          <table:table-cell table:style-name="ce1"/>
          <table:table-cell office:value-type="string" table:style-name="ce2">
            <text:p>DO2</text:p>
          </table:table-cell>
          <table:table-cell office:value-type="string" table:style-name="ce1">
            <text:p>32,7 или 65,7</text:p>
          </table:table-cell>
          <table:table-cell table:style-name="ce1"/>
          <table:table-cell office:value-type="string" table:style-name="ce2">
            <text:p>DO3</text:p>
          </table:table-cell>
          <table:table-cell office:value-type="float" office:value="32.700000000000003" table:style-name="ce1">
            <text:p>32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O#</text:p>
          </table:table-cell>
          <table:table-cell office:value-type="float" office:value="61.7" table:style-name="ce1">
            <text:p>61,7</text:p>
          </table:table-cell>
          <table:table-cell table:style-name="ce1"/>
          <table:table-cell office:value-type="string" table:style-name="ce2">
            <text:p>DO#2</text:p>
          </table:table-cell>
          <table:table-cell office:value-type="float" office:value="29.7" table:style-name="ce1">
            <text:p>29,7</text:p>
          </table:table-cell>
          <table:table-cell table:style-name="ce1"/>
          <table:table-cell office:value-type="string" table:style-name="ce4">
            <text:p>DO#3</text:p>
          </table:table-cell>
          <table:table-cell office:value-type="float" office:value="31" table:style-name="ce4">
            <text:p>31</text:p>
          </table:table-cell>
          <table:table-cell office:value-type="string" table:style-name="ce1">
            <text:p>сомнительные данные, сложная аппликатура, оценочно взято точка между двумя открытыми тональными отверстиями. Возможно имеет смысл удалить данную ноту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RE</text:p>
          </table:table-cell>
          <table:table-cell office:value-type="float" office:value="58.4" table:style-name="ce1">
            <text:p>58,4</text:p>
          </table:table-cell>
          <table:table-cell table:style-name="ce1"/>
          <table:table-cell office:value-type="string" table:style-name="ce2">
            <text:p>RE2</text:p>
          </table:table-cell>
          <table:table-cell office:value-type="float" office:value="58.4" table:style-name="ce1">
            <text:p>58,4</text:p>
          </table:table-cell>
          <table:table-cell table:style-name="ce1"/>
          <table:table-cell office:value-type="string" table:style-name="ce2">
            <text:p>RE3</text:p>
          </table:table-cell>
          <table:table-cell office:value-type="float" office:value="29.7" table:style-name="ce1">
            <text:p>29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RE#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2">
            <text:p>RE#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2">
            <text:p>RE#3</text:p>
          </table:table-cell>
          <table:table-cell office:value-type="float" office:value="41.2" table:style-name="ce1">
            <text:p>41,2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MI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2">
            <text:p>MI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2">
            <text:p>MI3</text:p>
          </table:table-cell>
          <table:table-cell office:value-type="float" office:value="38.9" table:style-name="ce1">
            <text:p>38,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A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2">
            <text:p>FA2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2">
            <text:p>FA3</text:p>
          </table:table-cell>
          <table:table-cell office:value-type="float" office:value="36.700000000000003" table:style-name="ce1">
            <text:p>36,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A#</text:p>
          </table:table-cell>
          <table:table-cell office:value-type="float" office:value="46.4" table:style-name="ce1">
            <text:p>46,4</text:p>
          </table:table-cell>
          <table:table-cell table:style-name="ce1"/>
          <table:table-cell office:value-type="string" table:style-name="ce2">
            <text:p>FA#2</text:p>
          </table:table-cell>
          <table:table-cell office:value-type="float" office:value="46.4" table:style-name="ce1">
            <text:p>46,4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33378119001919387" table:formula="of:=347.8/2/[.C3]" table:style-name="ce5">
            <text:p>0,33378119</text:p>
          </table:table-cell>
          <table:table-cell office:value-type="float" office:value="0.28399999999999997" table:formula="of:=[.B3]/100" table:style-name="ce5">
            <text:p>0,284</text:p>
          </table:table-cell>
          <table:table-cell office:value-type="float" office:value="1.9193857965451055E-3" table:formula="of:=1/[.C3]" table:style-name="ce5">
            <text:p>0,001919386</text:p>
          </table:table-cell>
          <table:table-cell table:style-name="ce1"/>
          <table:table-cell office:value-type="float" office:value="0.32998102466793172" table:formula="of:=347.8/[.F3]/2" table:style-name="ce1">
            <text:p>0,329981025</text:p>
          </table:table-cell>
          <table:table-cell office:value-type="float" office:value="0.28300000000000003" table:formula="of:=[.E3]/100" table:style-name="ce1">
            <text:p>0,283</text:p>
          </table:table-cell>
          <table:table-cell office:value-type="float" office:value="1.8975332068311196E-3" table:formula="of:=1/[.F3]" table:style-name="ce1">
            <text:p>0,001897533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SOL</text:p>
          </table:table-cell>
          <table:table-cell office:value-type="float" office:value="43.6" table:style-name="ce1">
            <text:p>43,6</text:p>
          </table:table-cell>
          <table:table-cell table:style-name="ce1"/>
          <table:table-cell office:value-type="string" table:style-name="ce2">
            <text:p>SOL2</text:p>
          </table:table-cell>
          <table:table-cell office:value-type="float" office:value="43.6" table:style-name="ce1">
            <text:p>43,6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29675767918088736" table:formula="of:=347.8/2/[.C4]" table:style-name="ce5">
            <text:p>0,296757679</text:p>
          </table:table-cell>
          <table:table-cell office:value-type="float" office:value="0.23300000000000001" table:formula="of:=[.B4]/100" table:style-name="ce5">
            <text:p>0,233</text:p>
          </table:table-cell>
          <table:table-cell office:value-type="float" office:value="1.7064846416382253E-3" table:formula="of:=1/[.C4]" table:style-name="ce5">
            <text:p>0,001706485</text:p>
          </table:table-cell>
          <table:table-cell table:style-name="ce1"/>
          <table:table-cell office:value-type="float" office:value="0.29675767918088736" table:formula="of:=347.8/[.F4]/2" table:style-name="ce1">
            <text:p>0,296757679</text:p>
          </table:table-cell>
          <table:table-cell office:value-type="float" office:value="0.23600000000000002" table:formula="of:=[.E4]/100" table:style-name="ce1">
            <text:p>0,236</text:p>
          </table:table-cell>
          <table:table-cell office:value-type="float" office:value="1.7064846416382253E-3" table:formula="of:=1/[.F4]" table:style-name="ce1">
            <text:p>0,001706485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SOL#</text:p>
          </table:table-cell>
          <table:table-cell office:value-type="float" office:value="41.2" table:style-name="ce1">
            <text:p>41,2</text:p>
          </table:table-cell>
          <table:table-cell table:style-name="ce1"/>
          <table:table-cell office:value-type="string" table:style-name="ce2">
            <text:p>SOL#2</text:p>
          </table:table-cell>
          <table:table-cell office:value-type="float" office:value="41.2" table:style-name="ce1">
            <text:p>41,2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26268882175226588" table:formula="of:=347.8/2/[.C5]" table:style-name="ce5">
            <text:p>0,262688822</text:p>
          </table:table-cell>
          <table:table-cell office:value-type="float" office:value="0.20399999999999999" table:formula="of:=[.B5]/100" table:style-name="ce5">
            <text:p>0,204</text:p>
          </table:table-cell>
          <table:table-cell office:value-type="float" office:value="1.5105740181268882E-3" table:formula="of:=1/[.C5]" table:style-name="ce5">
            <text:p>0,001510574</text:p>
          </table:table-cell>
          <table:table-cell table:style-name="ce1"/>
          <table:table-cell office:value-type="float" office:value="0.26268882175226588" table:formula="of:=347.8/[.F5]/2" table:style-name="ce1">
            <text:p>0,262688822</text:p>
          </table:table-cell>
          <table:table-cell office:value-type="float" office:value="0.20800000000000002" table:formula="of:=[.E5]/100" table:style-name="ce1">
            <text:p>0,208</text:p>
          </table:table-cell>
          <table:table-cell office:value-type="float" office:value="1.5105740181268882E-3" table:formula="of:=1/[.F5]" table:style-name="ce1">
            <text:p>0,001510574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A</text:p>
          </table:table-cell>
          <table:table-cell office:value-type="float" office:value="38.9" table:style-name="ce1">
            <text:p>38,9</text:p>
          </table:table-cell>
          <table:table-cell table:style-name="ce1"/>
          <table:table-cell office:value-type="string" table:style-name="ce2">
            <text:p>LA2</text:p>
          </table:table-cell>
          <table:table-cell office:value-type="float" office:value="38.9" table:style-name="ce1">
            <text:p>38,9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24949784791965568" table:formula="of:=347.8/2/[.C6]" table:style-name="ce5">
            <text:p>0,249497848</text:p>
          </table:table-cell>
          <table:table-cell office:value-type="float" office:value="0.185" table:formula="of:=[.B6]/100" table:style-name="ce5">
            <text:p>0,185</text:p>
          </table:table-cell>
          <table:table-cell office:value-type="float" office:value="1.4347202295552368E-3" table:formula="of:=1/[.C6]" table:style-name="ce5">
            <text:p>0,00143472</text:p>
          </table:table-cell>
          <table:table-cell table:style-name="ce1"/>
          <table:table-cell office:value-type="float" office:value="0.24949784791965568" table:formula="of:=347.8/[.F6]/2" table:style-name="ce1">
            <text:p>0,249497848</text:p>
          </table:table-cell>
          <table:table-cell office:value-type="float" office:value="0.187" table:formula="of:=[.E6]/100" table:style-name="ce1">
            <text:p>0,187</text:p>
          </table:table-cell>
          <table:table-cell office:value-type="float" office:value="1.4347202295552368E-3" table:formula="of:=1/[.F6]" table:style-name="ce1">
            <text:p>0,00143472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LA#</text:p>
          </table:table-cell>
          <table:table-cell office:value-type="float" office:value="36.700000000000003" table:style-name="ce1">
            <text:p>36,7</text:p>
          </table:table-cell>
          <table:table-cell table:style-name="ce1"/>
          <table:table-cell office:value-type="string" table:style-name="ce2">
            <text:p>LA#2</text:p>
          </table:table-cell>
          <table:table-cell office:value-type="float" office:value="36.700000000000003" table:style-name="ce1">
            <text:p>36,7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22152866242038216" table:formula="of:=347.8/2/[.C7]" table:style-name="ce5">
            <text:p>0,221528662</text:p>
          </table:table-cell>
          <table:table-cell office:value-type="float" office:value="0.16200000000000001" table:formula="of:=[.B7]/100" table:style-name="ce5">
            <text:p>0,162</text:p>
          </table:table-cell>
          <table:table-cell office:value-type="float" office:value="1.2738853503184713E-3" table:formula="of:=1/[.C7]" table:style-name="ce5">
            <text:p>0,001273885</text:p>
          </table:table-cell>
          <table:table-cell table:style-name="ce1"/>
          <table:table-cell office:value-type="float" office:value="0.22152866242038216" table:formula="of:=347.8/[.F7]/2" table:style-name="ce1">
            <text:p>0,221528662</text:p>
          </table:table-cell>
          <table:table-cell office:value-type="float" office:value="0.16399999999999998" table:formula="of:=[.E7]/100" table:style-name="ce1">
            <text:p>0,164</text:p>
          </table:table-cell>
          <table:table-cell office:value-type="float" office:value="1.2738853503184713E-3" table:formula="of:=1/[.F7]" table:style-name="ce1">
            <text:p>0,001273885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SI</text:p>
          </table:table-cell>
          <table:table-cell office:value-type="float" office:value="34.6" table:style-name="ce1">
            <text:p>34,6</text:p>
          </table:table-cell>
          <table:table-cell table:style-name="ce1"/>
          <table:table-cell office:value-type="string" table:style-name="ce2">
            <text:p>SI2</text:p>
          </table:table-cell>
          <table:table-cell office:value-type="float" office:value="34.6" table:style-name="ce1">
            <text:p>34,6</text:p>
          </table:table-cell>
          <table:table-cell table:style-name="ce1"/>
          <table:table-cell table:style-name="ce2"/>
          <table:table-cell table:number-columns-repeated="2" table:style-name="ce1"/>
          <table:table-cell office:value-type="float" office:value="0.19783845278725826" table:formula="of:=347.8/2/[.C8]" table:style-name="ce5">
            <text:p>0,197838453</text:p>
          </table:table-cell>
          <table:table-cell office:value-type="float" office:value="0.13800000000000001" table:formula="of:=[.B8]/100" table:style-name="ce5">
            <text:p>0,138</text:p>
          </table:table-cell>
          <table:table-cell office:value-type="float" office:value="1.1376564277588168E-3" table:formula="of:=1/[.C8]" table:style-name="ce5">
            <text:p>0,001137656</text:p>
          </table:table-cell>
          <table:table-cell table:style-name="ce1"/>
          <table:table-cell office:value-type="float" office:value="0.19783845278725826" table:formula="of:=347.8/[.F8]/2" table:style-name="ce1">
            <text:p>0,197838453</text:p>
          </table:table-cell>
          <table:table-cell office:value-type="float" office:value="0.14199999999999999" table:formula="of:=[.E8]/100" table:style-name="ce1">
            <text:p>0,142</text:p>
          </table:table-cell>
          <table:table-cell office:value-type="float" office:value="1.1376564277588168E-3" table:formula="of:=1/[.F8]" table:style-name="ce1">
            <text:p>0,001137656</text:p>
          </table:table-cell>
          <table:table-cell table:number-columns-repeated="16368"/>
        </table:table-row>
        <table:table-row table:style-name="ro1">
          <table:table-cell table:number-columns-repeated="9" table:style-name="ce1"/>
          <table:table-cell office:value-type="float" office:value="0.17565656565656565" table:formula="of:=347.8/2/[.C9]" table:style-name="ce5">
            <text:p>0,175656566</text:p>
          </table:table-cell>
          <table:table-cell office:value-type="float" office:value="0.114" table:formula="of:=[.B9]/100" table:style-name="ce5">
            <text:p>0,114</text:p>
          </table:table-cell>
          <table:table-cell office:value-type="float" office:value="1.0101010101010101E-3" table:formula="of:=1/[.C9]" table:style-name="ce5">
            <text:p>0,001010101</text:p>
          </table:table-cell>
          <table:table-cell table:style-name="ce1"/>
          <table:table-cell office:value-type="float" office:value="0.17672764227642276" table:formula="of:=347.8/[.F9]/2" table:style-name="ce1">
            <text:p>0,176727642</text:p>
          </table:table-cell>
          <table:table-cell office:value-type="float" office:value="0.12" table:formula="of:=[.E9]/100" table:style-name="ce1">
            <text:p>0,12</text:p>
          </table:table-cell>
          <table:table-cell office:value-type="float" office:value="1.0162601626016261E-3" table:formula="of:=1/[.F9]" table:style-name="ce1">
            <text:p>0,00101626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float" office:value="0.33378119001919387" table:formula="of:=347.8/2/[.C3]" table:style-name="ce1">
            <text:p>0,33378119</text:p>
          </table:table-cell>
          <table:table-cell office:value-type="float" office:value="1.9193857965451055E-3" table:formula="of:=1/[.C3]" table:style-name="ce1">
            <text:p>0,001919386</text:p>
          </table:table-cell>
          <table:table-cell table:style-name="ce1"/>
          <table:table-cell office:value-type="float" office:value="0.32998102466793172" table:formula="of:=347.8/2/[.F3]" table:style-name="ce5">
            <text:p>0,329981025</text:p>
          </table:table-cell>
          <table:table-cell office:value-type="float" office:value="1.8975332068311196E-3" table:formula="of:=1/[.F3]" table:style-name="ce5">
            <text:p>0,001897533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0.29675767918088736" table:formula="of:=347.8/2/[.C4]" table:style-name="ce1">
            <text:p>0,296757679</text:p>
          </table:table-cell>
          <table:table-cell office:value-type="float" office:value="1.7064846416382253E-3" table:formula="of:=1/[.C4]" table:style-name="ce1">
            <text:p>0,001706485</text:p>
          </table:table-cell>
          <table:table-cell table:style-name="ce1"/>
          <table:table-cell office:value-type="float" office:value="0.29675767918088736" table:formula="of:=347.8/2/[.F4]" table:style-name="ce5">
            <text:p>0,296757679</text:p>
          </table:table-cell>
          <table:table-cell office:value-type="float" office:value="1.7064846416382253E-3" table:formula="of:=1/[.F4]" table:style-name="ce5">
            <text:p>0,001706485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0.26268882175226588" table:formula="of:=347.8/2/[.C5]" table:style-name="ce1">
            <text:p>0,262688822</text:p>
          </table:table-cell>
          <table:table-cell office:value-type="float" office:value="1.5105740181268882E-3" table:formula="of:=1/[.C5]" table:style-name="ce1">
            <text:p>0,001510574</text:p>
          </table:table-cell>
          <table:table-cell table:style-name="ce1"/>
          <table:table-cell office:value-type="float" office:value="0.26268882175226588" table:formula="of:=347.8/2/[.F5]" table:style-name="ce5">
            <text:p>0,262688822</text:p>
          </table:table-cell>
          <table:table-cell office:value-type="float" office:value="1.5105740181268882E-3" table:formula="of:=1/[.F5]" table:style-name="ce5">
            <text:p>0,001510574</text:p>
          </table:table-cell>
          <table:table-cell table:number-columns-repeated="16372" table:style-name="ce1"/>
        </table:table-row>
        <table:table-row table:style-name="ro1">
          <table:table-cell table:number-columns-repeated="7" table:style-name="ce1"/>
          <table:table-cell office:value-type="float" office:value="0.24949784791965568" table:formula="of:=347.8/2/[.C6]" table:style-name="ce1">
            <text:p>0,249497848</text:p>
          </table:table-cell>
          <table:table-cell office:value-type="float" office:value="1.4347202295552368E-3" table:formula="of:=1/[.C6]" table:style-name="ce1">
            <text:p>0,00143472</text:p>
          </table:table-cell>
          <table:table-cell table:style-name="ce1"/>
          <table:table-cell office:value-type="float" office:value="0.24949784791965568" table:formula="of:=347.8/2/[.F6]" table:style-name="ce5">
            <text:p>0,249497848</text:p>
          </table:table-cell>
          <table:table-cell office:value-type="float" office:value="1.4347202295552368E-3" table:formula="of:=1/[.F6]" table:style-name="ce5">
            <text:p>0,00143472</text:p>
          </table:table-cell>
          <table:table-cell table:number-columns-repeated="16372" table:style-name="ce1"/>
        </table:table-row>
        <table:table-row table:style-name="ro1">
          <table:table-cell table:number-columns-repeated="7"/>
          <table:table-cell office:value-type="float" office:value="0.22152866242038216" table:formula="of:=347.8/2/[.C7]" table:style-name="ce1">
            <text:p>0,221528662</text:p>
          </table:table-cell>
          <table:table-cell office:value-type="float" office:value="1.2738853503184713E-3" table:formula="of:=1/[.C7]" table:style-name="ce1">
            <text:p>0,001273885</text:p>
          </table:table-cell>
          <table:table-cell table:style-name="ce1"/>
          <table:table-cell office:value-type="float" office:value="0.22152866242038216" table:formula="of:=347.8/2/[.F7]" table:style-name="ce5">
            <text:p>0,221528662</text:p>
          </table:table-cell>
          <table:table-cell office:value-type="float" office:value="1.2738853503184713E-3" table:formula="of:=1/[.F7]" table:style-name="ce5">
            <text:p>0,00127388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9783845278725826" table:formula="of:=347.8/2/[.C8]" table:style-name="ce1">
            <text:p>0,197838453</text:p>
          </table:table-cell>
          <table:table-cell office:value-type="float" office:value="1.1376564277588168E-3" table:formula="of:=1/[.C8]" table:style-name="ce1">
            <text:p>0,001137656</text:p>
          </table:table-cell>
          <table:table-cell table:style-name="ce1"/>
          <table:table-cell office:value-type="float" office:value="0.19783845278725826" table:formula="of:=347.8/2/[.F8]" table:style-name="ce5">
            <text:p>0,197838453</text:p>
          </table:table-cell>
          <table:table-cell office:value-type="float" office:value="1.1376564277588168E-3" table:formula="of:=1/[.F8]" table:style-name="ce5">
            <text:p>0,00113765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7565656565656565" table:formula="of:=347.8/2/[.C9]" table:style-name="ce1">
            <text:p>0,175656566</text:p>
          </table:table-cell>
          <table:table-cell office:value-type="float" office:value="1.0101010101010101E-3" table:formula="of:=1/[.C9]" table:style-name="ce1">
            <text:p>0,001010101</text:p>
          </table:table-cell>
          <table:table-cell table:style-name="ce1"/>
          <table:table-cell office:value-type="float" office:value="0.17672764227642276" table:formula="of:=347.8/2/[.F9]" table:style-name="ce5">
            <text:p>0,176727642</text:p>
          </table:table-cell>
          <table:table-cell office:value-type="float" office:value="1.0162601626016261E-3" table:formula="of:=1/[.F9]" table:style-name="ce5">
            <text:p>0,00101626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0.28399999999999997" table:formula="of:=[.B3]/100" table:style-name="ce1">
            <text:p>0,284</text:p>
          </table:table-cell>
          <table:table-cell office:value-type="float" office:value="1.9193857965451055E-3" table:formula="of:=1/[.C3]" table:style-name="ce1">
            <text:p>0,001919386</text:p>
          </table:table-cell>
          <table:table-cell table:style-name="ce1"/>
          <table:table-cell office:value-type="float" office:value="0.28300000000000003" table:formula="of:=[.E3]/100" table:style-name="ce5">
            <text:p>0,283</text:p>
          </table:table-cell>
          <table:table-cell office:value-type="float" office:value="1.8975332068311196E-3" table:formula="of:=1/[.F3]" table:style-name="ce5">
            <text:p>0,00189753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3300000000000001" table:formula="of:=[.B4]/100" table:style-name="ce1">
            <text:p>0,233</text:p>
          </table:table-cell>
          <table:table-cell office:value-type="float" office:value="1.7064846416382253E-3" table:formula="of:=1/[.C4]" table:style-name="ce1">
            <text:p>0,001706485</text:p>
          </table:table-cell>
          <table:table-cell table:style-name="ce1"/>
          <table:table-cell office:value-type="float" office:value="0.23600000000000002" table:formula="of:=[.E4]/100" table:style-name="ce5">
            <text:p>0,236</text:p>
          </table:table-cell>
          <table:table-cell office:value-type="float" office:value="1.7064846416382253E-3" table:formula="of:=1/[.F4]" table:style-name="ce5">
            <text:p>0,00170648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20399999999999999" table:formula="of:=[.B5]/100" table:style-name="ce1">
            <text:p>0,204</text:p>
          </table:table-cell>
          <table:table-cell office:value-type="float" office:value="1.5105740181268882E-3" table:formula="of:=1/[.C5]" table:style-name="ce1">
            <text:p>0,001510574</text:p>
          </table:table-cell>
          <table:table-cell table:style-name="ce1"/>
          <table:table-cell office:value-type="float" office:value="0.20800000000000002" table:formula="of:=[.E5]/100" table:style-name="ce5">
            <text:p>0,208</text:p>
          </table:table-cell>
          <table:table-cell office:value-type="float" office:value="1.5105740181268882E-3" table:formula="of:=1/[.F5]" table:style-name="ce5">
            <text:p>0,001510574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85" table:formula="of:=[.B6]/100" table:style-name="ce1">
            <text:p>0,185</text:p>
          </table:table-cell>
          <table:table-cell office:value-type="float" office:value="1.4347202295552368E-3" table:formula="of:=1/[.C6]" table:style-name="ce1">
            <text:p>0,00143472</text:p>
          </table:table-cell>
          <table:table-cell table:style-name="ce1"/>
          <table:table-cell office:value-type="float" office:value="0.187" table:formula="of:=[.E6]/100" table:style-name="ce5">
            <text:p>0,187</text:p>
          </table:table-cell>
          <table:table-cell office:value-type="float" office:value="1.4347202295552368E-3" table:formula="of:=1/[.F6]" table:style-name="ce5">
            <text:p>0,0014347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6200000000000001" table:formula="of:=[.B7]/100" table:style-name="ce1">
            <text:p>0,162</text:p>
          </table:table-cell>
          <table:table-cell office:value-type="float" office:value="1.2738853503184713E-3" table:formula="of:=1/[.C7]" table:style-name="ce1">
            <text:p>0,001273885</text:p>
          </table:table-cell>
          <table:table-cell table:style-name="ce1"/>
          <table:table-cell office:value-type="float" office:value="0.16399999999999998" table:formula="of:=[.E7]/100" table:style-name="ce5">
            <text:p>0,164</text:p>
          </table:table-cell>
          <table:table-cell office:value-type="float" office:value="1.2738853503184713E-3" table:formula="of:=1/[.F7]" table:style-name="ce5">
            <text:p>0,00127388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3800000000000001" table:formula="of:=[.B8]/100" table:style-name="ce1">
            <text:p>0,138</text:p>
          </table:table-cell>
          <table:table-cell office:value-type="float" office:value="1.1376564277588168E-3" table:formula="of:=1/[.C8]" table:style-name="ce1">
            <text:p>0,001137656</text:p>
          </table:table-cell>
          <table:table-cell table:style-name="ce1"/>
          <table:table-cell office:value-type="float" office:value="0.14199999999999999" table:formula="of:=[.E8]/100" table:style-name="ce5">
            <text:p>0,142</text:p>
          </table:table-cell>
          <table:table-cell office:value-type="float" office:value="1.1376564277588168E-3" table:formula="of:=1/[.F8]" table:style-name="ce5">
            <text:p>0,00113765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0.114" table:formula="of:=[.B9]/100" table:style-name="ce1">
            <text:p>0,114</text:p>
          </table:table-cell>
          <table:table-cell office:value-type="float" office:value="1.0101010101010101E-3" table:formula="of:=1/[.C9]" table:style-name="ce1">
            <text:p>0,001010101</text:p>
          </table:table-cell>
          <table:table-cell table:style-name="ce1"/>
          <table:table-cell office:value-type="float" office:value="0.12" table:formula="of:=[.E9]/100" table:style-name="ce5">
            <text:p>0,12</text:p>
          </table:table-cell>
          <table:table-cell office:value-type="float" office:value="1.0162601626016261E-3" table:formula="of:=1/[.F9]" table:style-name="ce5">
            <text:p>0,00101626</text:p>
          </table:table-cell>
          <table:table-cell table:number-columns-repeated="16372"/>
        </table:table-row>
        <table:table-row table:number-rows-repeated="1048533" table:style-name="ro1">
          <table:table-cell table:number-columns-repeated="16384"/>
        </table:table-row>
      </table:table>
      <table:table table:name="Лист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126</meta:generator>
    <dc:creator>Антон Хмельницкий</dc:creator>
    <meta:creation-date>2024-01-05T20:29:36Z</meta:creation-date>
    <dc:date>2024-01-11T21:09:24Z</dc:date>
    <meta:editing-cycles>1</meta:editing-cycles>
    <meta:editing-duration>PT645S</meta:editing-duration>
  </office:meta>
</office:document-meta>
</file>